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02cm" fo:margin-left="-0.199cm" fo:margin-top="0cm" fo:margin-bottom="0cm" table:align="left" style:writing-mode="lr-tb"/>
    </style:style>
    <style:style style:name="Table1.A" style:family="table-column">
      <style:table-column-properties style:column-width="1.189cm"/>
    </style:style>
    <style:style style:name="Table1.B" style:family="table-column">
      <style:table-column-properties style:column-width="3.694cm"/>
    </style:style>
    <style:style style:name="Table1.C" style:family="table-column">
      <style:table-column-properties style:column-width="3.013cm"/>
    </style:style>
    <style:style style:name="Table1.D" style:family="table-column">
      <style:table-column-properties style:column-width="3.244cm"/>
    </style:style>
    <style:style style:name="Table1.E" style:family="table-column">
      <style:table-column-properties style:column-width="2.312cm"/>
    </style:style>
    <style:style style:name="Table1.F" style:family="table-column">
      <style:table-column-properties style:column-width="2.849cm"/>
    </style:style>
    <style:style style:name="Table1.1" style:family="table-row">
      <style:table-row-properties fo:keep-together="auto"/>
    </style:style>
    <style:style style:name="Table1.A1" style:family="table-cell">
      <style:table-cell-properties fo:background-color="#f2f2f2" fo:padding-left="0.199cm" fo:padding-right="0.191cm" fo:padding-top="0cm" fo:padding-bottom="0cm" fo:border="0.5pt solid #00000a">
        <style:background-image/>
      </style:table-cell-properties>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2" style:family="table">
      <style:table-properties style:width="16.302cm" fo:margin-left="-0.199cm" fo:margin-top="0cm" fo:margin-bottom="0cm" table:align="left" style:writing-mode="lr-tb"/>
    </style:style>
    <style:style style:name="Table2.A" style:family="table-column">
      <style:table-column-properties style:column-width="2.08cm"/>
    </style:style>
    <style:style style:name="Table2.B" style:family="table-column">
      <style:table-column-properties style:column-width="2.245cm"/>
    </style:style>
    <style:style style:name="Table2.C" style:family="table-column">
      <style:table-column-properties style:column-width="5.179cm"/>
    </style:style>
    <style:style style:name="Table2.D" style:family="table-column">
      <style:table-column-properties style:column-width="6.796cm"/>
    </style:style>
    <style:style style:name="Table2.1" style:family="table-row">
      <style:table-row-properties fo:keep-together="auto"/>
    </style:style>
    <style:style style:name="Table2.A1" style:family="table-cell">
      <style:table-cell-properties fo:background-color="#f2f2f2" fo:padding-left="0.199cm" fo:padding-right="0.191cm" fo:padding-top="0cm" fo:padding-bottom="0cm" fo:border="0.5pt solid #00000a">
        <style:background-image/>
      </style:table-cell-properties>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P1" style:family="paragraph" style:parent-style-name="Standard">
      <style:text-properties fo:color="#4f81bd" fo:font-size="13pt" fo:font-weight="bold" style:font-size-asian="13pt" style:font-weight-asian="bold" style:font-name-complex="F" style:font-size-complex="13pt" style:font-weight-complex="bold"/>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2.54cm" fo:margin-right="0cm" fo:text-indent="0cm" style:auto-text-indent="false"/>
    </style:style>
    <style:style style:name="P4" style:family="paragraph" style:parent-style-name="Standard">
      <style:paragraph-properties fo:margin-top="0cm" fo:margin-bottom="0.212cm" style:contextual-spacing="false"/>
    </style:style>
    <style:style style:name="P5" style:family="paragraph" style:parent-style-name="Standard">
      <style:paragraph-properties fo:margin-top="0cm" fo:margin-bottom="0.212cm" style:contextual-spacing="false"/>
      <style:text-properties style:font-name-complex="Calibri1"/>
    </style:style>
    <style:style style:name="P6" style:family="paragraph" style:parent-style-name="Standard">
      <style:paragraph-properties fo:margin-top="0.212cm" fo:margin-bottom="0.212cm" style:contextual-spacing="false"/>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complex="Calibri1"/>
    </style:style>
    <style:style style:name="P9" style:family="paragraph" style:parent-style-name="Standard">
      <style:paragraph-properties fo:margin-top="0cm" fo:margin-bottom="0cm" style:contextual-spacing="false" fo:line-height="100%"/>
    </style:style>
    <style:style style:name="P10" style:family="paragraph" style:parent-style-name="Standard">
      <style:paragraph-properties fo:margin-top="0cm" fo:margin-bottom="0cm" style:contextual-spacing="false" fo:text-align="center" style:justify-single-word="false"/>
    </style:style>
    <style:style style:name="P11" style:family="paragraph" style:parent-style-name="Standard" style:list-style-name="">
      <style:paragraph-properties fo:margin-top="0.353cm" fo:margin-bottom="0cm" style:contextual-spacing="false" fo:keep-together="always" fo:keep-with-next="always"/>
    </style:style>
    <style:style style:name="P12" style:family="paragraph" style:parent-style-name="Heading_20_1">
      <style:paragraph-properties fo:break-before="page"/>
    </style:style>
    <style:style style:name="P13" style:family="paragraph" style:parent-style-name="Heading_20_1" style:master-page-name="Standard">
      <style:paragraph-properties style:page-number="auto"/>
    </style:style>
    <style:style style:name="P14" style:family="paragraph" style:parent-style-name="Heading_20_3">
      <style:paragraph-properties fo:margin-left="0cm" fo:margin-right="0cm" fo:text-indent="1.27cm" style:auto-text-indent="false"/>
    </style:style>
    <style:style style:name="P15" style:family="paragraph" style:parent-style-name="List_20_Paragraph" style:list-style-name="WWNum5"/>
    <style:style style:name="P16" style:family="paragraph" style:parent-style-name="List_20_Paragraph" style:list-style-name="WWNum5">
      <style:paragraph-properties fo:margin-top="0cm" fo:margin-bottom="0cm" style:contextual-spacing="true" fo:line-height="100%"/>
    </style:style>
    <style:style style:name="P17" style:family="paragraph" style:parent-style-name="List_20_Paragraph" style:list-style-name="WWNum11">
      <style:paragraph-properties fo:margin-top="0cm" fo:margin-bottom="0.212cm" style:contextual-spacing="true"/>
    </style:style>
    <style:style style:name="P18" style:family="paragraph" style:parent-style-name="List_20_Paragraph" style:list-style-name="WWNum33">
      <style:paragraph-properties fo:margin-top="0cm" fo:margin-bottom="0.212cm" style:contextual-spacing="true"/>
    </style:style>
    <style:style style:name="P19" style:family="paragraph" style:parent-style-name="List_20_Paragraph" style:list-style-name="WWNum34">
      <style:paragraph-properties fo:margin-top="0cm" fo:margin-bottom="0.212cm" style:contextual-spacing="true"/>
    </style:style>
    <style:style style:name="P20" style:family="paragraph" style:parent-style-name="List_20_Paragraph" style:list-style-name="WWNum36">
      <style:paragraph-properties fo:margin-top="0cm" fo:margin-bottom="0.212cm" style:contextual-spacing="true"/>
    </style:style>
    <style:style style:name="P21" style:family="paragraph" style:parent-style-name="List_20_Paragraph" style:list-style-name="WWNum35">
      <style:paragraph-properties fo:margin-top="0cm" fo:margin-bottom="0.212cm" style:contextual-spacing="true"/>
    </style:style>
    <style:style style:name="P22" style:family="paragraph" style:parent-style-name="List_20_Paragraph" style:list-style-name="WWNum15">
      <style:paragraph-properties fo:margin-top="0cm" fo:margin-bottom="0.212cm" style:contextual-spacing="true"/>
    </style:style>
    <style:style style:name="P23" style:family="paragraph" style:parent-style-name="List_20_Paragraph" style:list-style-name="WWNum16">
      <style:paragraph-properties fo:margin-top="0cm" fo:margin-bottom="0.212cm" style:contextual-spacing="true"/>
    </style:style>
    <style:style style:name="P24" style:family="paragraph" style:parent-style-name="List_20_Paragraph" style:list-style-name="WWNum17">
      <style:paragraph-properties fo:margin-top="0cm" fo:margin-bottom="0.212cm" style:contextual-spacing="true"/>
    </style:style>
    <style:style style:name="P25" style:family="paragraph" style:parent-style-name="Header">
      <style:paragraph-properties fo:text-align="center" style:justify-single-word="false"/>
    </style:style>
    <style:style style:name="P26" style:family="paragraph" style:parent-style-name="Header">
      <style:paragraph-properties fo:padding-left="0cm" fo:padding-right="0cm" fo:padding-top="0cm" fo:padding-bottom="0.035cm" fo:border-left="none" fo:border-right="none" fo:border-top="none" fo:border-bottom="0.51pt solid #00000a"/>
    </style:style>
    <style:style style:name="T1" style:family="text">
      <style:text-properties style:font-name="Calibri" style:font-name-complex="Calibri1"/>
    </style:style>
    <style:style style:name="T2" style:family="text">
      <style:text-properties style:font-name="Calibri" fo:font-style="italic" style:font-style-asian="italic" style:font-name-complex="Calibri1"/>
    </style:style>
    <style:style style:name="T3" style:family="text">
      <style:text-properties style:font-name="Calibri" fo:font-size="11pt" fo:font-weight="normal" style:font-size-asian="11pt" style:font-weight-asian="normal" style:font-name-complex="Calibri1" style:font-weight-complex="normal"/>
    </style:style>
    <style:style style:name="T4" style:family="text">
      <style:text-properties fo:color="#00000a" style:font-name="Calibri" fo:font-size="14pt" style:font-size-asian="14pt" style:font-name-complex="Calibri1"/>
    </style:style>
    <style:style style:name="T5" style:family="text">
      <style:text-properties fo:color="#00000a" style:font-name="Calibri" fo:font-size="11pt" fo:font-weight="normal" style:font-size-asian="11pt" style:font-weight-asian="normal" style:font-name-complex="Calibri1" style:font-weight-complex="normal"/>
    </style:style>
    <style:style style:name="T6" style:family="text">
      <style:text-properties fo:font-weight="bold" style:font-weight-asian="bold"/>
    </style:style>
    <style:style style:name="T7" style:family="text">
      <style:text-properties fo:font-weight="bold" style:font-weight-asian="bold" style:font-name-complex="Calibri1"/>
    </style:style>
    <style:style style:name="T8" style:family="text">
      <style:text-properties style:font-name-complex="Calibri1"/>
    </style:style>
    <style:style style:name="T9" style:family="text">
      <style:text-properties fo:font-style="italic" style:font-style-asian="italic"/>
    </style:style>
    <style:style style:name="T10" style:family="text">
      <style:text-properties fo:font-style="italic" style:font-style-asian="italic" style:font-name-complex="Calibri1"/>
    </style:style>
    <style:style style:name="T11" style:family="text">
      <style:text-properties fo:font-style="italic" style:font-style-asian="italic" fo:padding="0cm" fo:border="0.51pt solid #00000a"/>
    </style:style>
    <style:style style:name="T12" style:family="text">
      <style:text-properties fo:color="#444444" fo:background-color="#ffffff" loext:char-shading-value="0" style:font-name-complex="Calibri1"/>
    </style:style>
    <style:style style:name="T13" style:family="text">
      <style:text-properties fo:color="#1e70ac" fo:font-style="italic" style:font-style-asian="italic" style:font-name-complex="Calibri1" style:font-style-complex="italic"/>
    </style:style>
    <style:style style:name="T14" style:family="text">
      <style:text-properties fo:color="#4f81bd" style:text-underline-style="solid" style:text-underline-width="auto" style:text-underline-color="font-color"/>
    </style:style>
    <style:style style:name="T15" style:family="text">
      <style:text-properties fo:color="#4f81bd" style:text-underline-style="solid" style:text-underline-width="auto" style:text-underline-color="font-color" style:font-name-complex="Calibri1"/>
    </style:style>
    <style:style style:name="T16" style:family="text">
      <style:text-properties fo:color="#4f81bd" style:font-name-complex="Calibri1"/>
    </style:style>
    <style:style style:name="T17" style:family="text">
      <style:text-properties fo:color="#1f497d"/>
    </style:style>
    <style:style style:name="T18" style:family="text">
      <style:text-properties fo:color="#1f497d" style:text-underline-style="solid" style:text-underline-width="auto" style:text-underline-color="font-color"/>
    </style:style>
    <style:style style:name="T19" style:family="text">
      <style:text-properties style:text-underline-style="solid" style:text-underline-width="auto" style:text-underline-color="font-color"/>
    </style:style>
    <style:style style:name="T20" style:family="text">
      <style:text-properties fo:padding="0cm" fo:border="0.51pt solid #0000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rticle Meta-data</text:h>
      <text:h text:style-name="Heading_20_2" text:outline-level="2"><text:span text:style-name="T1">Article title: </text:span><text:span text:style-name="T4">How do I? - Design <text:s/>APIs</text:span></text:h>
      <text:p text:style-name="Standard"><text:span text:style-name="T7">Subtitle:</text:span><text:span text:style-name="T8"> Guidance for API designers</text:span></text:p>
      <text:h text:style-name="Heading_20_2" text:outline-level="2"><text:bookmark text:name="_Contact_details_1"/><text:span text:style-name="T1">Contact details - for internal DTO use only</text:span></text:h>
      <text:p text:style-name="Standard"><text:span text:style-name="T7">Author’s email address:</text:span><text:span text:style-name="T8"> steve.capell@dto.gov.au</text:span></text:p>
      <text:p text:style-name="Standard"><text:span text:style-name="T7">Author’s team and agency:</text:span><text:span text:style-name="T8"> Info Layer, DTO</text:span></text:p>
      <text:h text:style-name="Heading_20_2" text:outline-level="2"><text:span text:style-name="T1">Content tags</text:span></text:h>
      <text:p text:style-name="Standard"><text:span text:style-name="T7">Primary criterion:</text:span><text:span text:style-name="T10"> </text:span><text:span text:style-name="T8">9. Use web service APIs, open standards and common government solutions where possible and make all new source code open and reusable where appropriate</text:span></text:p>
      <text:p text:style-name="Standard"><text:span text:style-name="T7">Related criterion:</text:span><text:span text:style-name="T8"> 5. Evaluate what data, tools and systems will be used to build, host, operate and measure the service and how to adopt, adapt or procure them</text:span></text:p>
      <text:p text:style-name="Standard"><text:span text:style-name="T7">Service design phase:</text:span><text:span text:style-name="T8"> 1. Discover and Define</text:span></text:p>
      <text:p text:style-name="Standard"><text:span text:style-name="T7">Roles:</text:span><text:span text:style-name="T8"> Service Manager, Technical Product Manager, Information Architect/Designer</text:span></text:p>
      <text:p text:style-name="Standard"><text:span text:style-name="T7">Service platforms: </text:span><text:span text:style-name="T8">Open Data Services, Query / Validation Services, Transactional Services</text:span></text:p>
      <text:p text:style-name="Standard"><text:span text:style-name="T7">Case study:</text:span><text:span text:style-name="T8"> TBA – data.gov.au, SBR, PBS, VEVO, etc</text:span></text:p>
      <text:h text:style-name="Heading_20_2" text:outline-level="2"><text:span text:style-name="T1">Review existing content</text:span></text:h>
      <text:p text:style-name="P2"><text:span text:style-name="T8">Consider using this existing content where possible (note: DTO will suggest resources and existing guidance following receipt of your proposed content titles and summaries):</text:span></text:p>
      <text:h text:style-name="P14" text:outline-level="3"><text:a xlink:type="simple" xlink:href="https://www.dto.gov.au/standard/how-apply-standard"><text:span text:style-name="T1">DTO.gov.au</text:span></text:a><text:span text:style-name="T1"> pages:</text:span></text:h>
      <text:h text:style-name="P14" text:outline-level="3"><text:span text:style-name="T5">Expands on: </text:span><text:a xlink:type="simple" xlink:href="https://www.dto.gov.au/standard/how-apply-standard/government-platform"><text:span text:style-name="T3">https://www.dto.gov.au/standard/how-apply-standard/government-platform</text:span></text:a></text:h>
      <text:h text:style-name="P14" text:outline-level="3"><text:span text:style-name="T1">Australian Government policies and guidance:</text:span></text:h>
      <text:list xml:id="list4208674133644615294" text:style-name="WWNum5">
        <text:list-item>
          <text:p text:style-name="P15"><text:span text:style-name="T8">N/A</text:span></text:p>
        </text:list-item>
      </text:list>
      <text:h text:style-name="P14" text:outline-level="3"><text:a xlink:type="simple" xlink:href="https://www.gov.uk/service-manual"><text:span text:style-name="T1">UK Government Service Manual</text:span></text:a><text:span text:style-name="T1">:</text:span></text:h>
      <text:list xml:id="list163204149887102" text:continue-numbering="true" text:style-name="WWNum5">
        <text:list-item>
          <text:p text:style-name="P15"><text:span text:style-name="T8">N/A</text:span></text:p>
        </text:list-item>
      </text:list>
      <text:p text:style-name="P2"><text:span text:style-name="T8">If you use content from outside the Australian Government make sure you include the correct open licence attribution at the end of the guide. For example:</text:span></text:p>
      <text:p text:style-name="P3"><text:span text:style-name="Emphasis"><text:span text:style-name="T12">This content has been adapted from the </text:span></text:span><text:a xlink:type="simple" xlink:href="https://www.gov.uk/service-manual/the-team"><text:span text:style-name="T13">UK Government Service Design Manual guide on The team</text:span></text:a><text:span text:style-name="Emphasis"><text:span text:style-name="T12"> under the </text:span></text:span><text:a xlink:type="simple" xlink:href="http://www.nationalarchives.gov.uk/doc/open-government-licence/version/2"><text:span text:style-name="T13">Open Government Licence v2.0</text:span></text:a><text:span text:style-name="Emphasis"><text:span text:style-name="T12">.</text:span></text:span></text:p>
      <text:p text:style-name="P1"><text:soft-page-break/></text:p>
      <text:h text:style-name="P12" text:outline-level="1">Designing <text:s/>APIs</text:h>
      <text:p text:style-name="Standard"><text:span text:style-name="T7">Guidance for business analysts and solution architects on designing API services.</text:span></text:p>
      <text:p text:style-name="P4"><text:span text:style-name="T8">You should first review the </text:span><text:span text:style-name="T15">Government as a Platform</text:span><text:span text:style-name="T16"> </text:span><text:span text:style-name="T8">guide to understand the business context and key principles that support API development. <text:s/>Also please note that this is one of four guidance documents on the subject of implementing API services:</text:span></text:p>
      <text:list xml:id="list163204700207722" text:continue-numbering="true" text:style-name="WWNum5">
        <text:list-item>
          <text:p text:style-name="P16"><text:span text:style-name="T17">Design APIs <text:s/>(this document)</text:span></text:p>
        </text:list-item>
        <text:list-item>
          <text:p text:style-name="P16"><text:span text:style-name="T17">Build &amp; Publish API</text:span></text:p>
        </text:list-item>
        <text:list-item>
          <text:p text:style-name="P16"><text:span text:style-name="T17">Secure API</text:span></text:p>
        </text:list-item>
        <text:list-item>
          <text:p text:style-name="P16"><text:span text:style-name="T17">Operate &amp; Improve APIs</text:span></text:p>
        </text:list-item>
      </text:list>
      <text:p text:style-name="P6"><text:bookmark text:name="_Registering_your_API"/><text:bookmark text:name="_Documenting_your_API"/><text:bookmark text:name="_Support_cross-domain_mashups"/><text:bookmark text:name="_Mock_responses."/><text:bookmark text:name="_Record_limits."/><text:bookmark text:name="_Use_vVersions."/><text:bookmark text:name="_Provide_eError_responses."/><text:bookmark text:name="_Useing_HTTP_verbs."/><text:bookmark text:name="_Use_RESTful_service"/>This design guide is presented as a set of principles and compliance criteria. <text:s/>We welcome feedback on the content in this design guide.</text:p>
      <text:h text:style-name="Heading_20_3" text:outline-level="3">Design with developer empathy</text:h>
      <text:p text:style-name="P6">Developers are users too and the same principles of user-centred-design apply to the development and publishing of APIs – except that your user is a developer that wants to consume your API rather than an end user that is a customer for the government service or data. <text:s/>Most of the other criteria in this guide are traceable to this criteria. <text:s/></text:p>
      <text:p text:style-name="P6">All Government APIs will be published to a central service register as described in Building and publishing APis. <text:s/>The service register will provide a mechanism for developers to provide feedback on APIs. <text:s/>An API that is consistently rated as hard to use should be considered defective.</text:p>
      <text:p text:style-name="P6"><text:span text:style-name="T6">Conformance Criteria:</text:span> less than 20% of feedback rates the API as poor.</text:p>
      <text:h text:style-name="Heading_20_3" text:outline-level="3">Design granular, re-useable APIs</text:h>
      <text:p text:style-name="P4">A common misconception is that there is a one-to-one mapping between a service in the paper world and a corresponding API. In reality, this is almost never the case. APIs should be designed at the lowest practical level of granularity because this makes each service simpler and allows them to be combined in ways that suit the consumer. The key principle is to design services that can be re-used and combined in different ways.</text:p>
      <text:p text:style-name="P4">For example, an agency paper form often combines multiple separate functions on the one document to provide a simpler experience for users of the paper form. Such as, a tax form might collect address data as well as tax information.</text:p>
      <text:p text:style-name="P4">In the electronic world, it is better to treat each of the functions as a separate API and have a separate service for each. An address change is logically a separate event that is not related to tax-time reporting. If the address update is part of the tax return then there’s no way to advise government of an address change without also lodging a tax return.</text:p>
      <text:p text:style-name="P4">A useful method to determine the right service granularity is to identify the key entities that the service impacts and to model their life cycle/s. There is typically one API operation for each entity life cycle state transition. <text:s text:c="2"/></text:p>
      <text:p text:style-name="P4"><text:soft-page-break/><text:span text:style-name="T6">Conformance criteria:</text:span> There should be only one API function for one business outcome (eg change an address).</text:p>
      <text:h text:style-name="Heading_20_3" text:outline-level="3">Design APIs to provide full coverage</text:h>
      <text:p text:style-name="P4">When your API service is being integrated (or ‘mashed up’) into another service then it’s important to ensure you provide APIs that cover the full process life cycle. Failure to do so would seriously impact the user experience, in the consumer service, because users would need to jump between applications to complete a process.</text:p>
      <text:p text:style-name="P4">For example, a payroll tax lodgement API that can be consumed by a business payroll system is much less useful if the user must still visit the State Revenue Office portal to register for payroll tax, query obligation calendar, query payment balances, download assessments, and so on.</text:p>
      <text:p text:style-name="P4">The same entity life cycle modelling approach that you use to identify service granularity will also help you to understand which services are necessary to support the full business process.</text:p>
      <text:p text:style-name="P4"><text:span text:style-name="T6">Conformance Criteria:</text:span> Any function that is available via a retail UI must also be available as a wholesale API.</text:p>
      <text:h text:style-name="Heading_20_3" text:outline-level="3">Use ubiquitous<text:bookmark text:name="_GoBack"/> web standards</text:h>
      <text:p text:style-name="P4"><text:span text:style-name="T8">Consider API development to be just part of building a website. When choosing technology standards, government should be a follower, not a leader. Just use the same standards and methods that are widely used on the web, following examples set by the leading cloud service platforms. This doesn’t mean use the same technology for everything, but it does mean use the most universally accepted technology solution for each business pattern or requirement.</text:span></text:p>
      <text:p text:style-name="P4"><text:span text:style-name="T8">When choosing technology solutions, the key principles are to:</text:span></text:p>
      <text:list xml:id="list9032853310940150205" text:style-name="WWNum11">
        <text:list-item>
          <text:p text:style-name="P17"><text:span text:style-name="T8">pick the technical solution that minimises implementation effort for API consumers</text:span></text:p>
        </text:list-item>
        <text:list-item>
          <text:p text:style-name="P17">make no assumptions about the software development technologies used by consumer applications.</text:p>
        </text:list-item>
      </text:list>
      <text:p text:style-name="P4">Any agency that builds an API service interface using a niche technology that is not natively supported by client software development languages will face considerable adoption challenges. Either a number of clients will be commercially or technically excluded, or the agency will need to build, supply, and maintain developer kits for all client technology platforms. <text:s/></text:p>
      <text:p text:style-name="P4">Follow the links in the table for further guidance on the best practice use of each technology.</text:p>
      <text:p text:style-name="P4"><text:span text:style-name="T8">Table 1: <text:s/>API Technology Selection Guid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text:span text:style-name="T7">Type</text:span></text:p>
          </table:table-cell>
          <table:table-cell table:style-name="Table1.A1" office:value-type="string">
            <text:p text:style-name="P7"><text:span text:style-name="T7">Business Pattern</text:span></text:p>
          </table:table-cell>
          <table:table-cell table:style-name="Table1.A1" office:value-type="string">
            <text:p text:style-name="P7"><text:span text:style-name="T7">Qualities</text:span></text:p>
          </table:table-cell>
          <table:table-cell table:style-name="Table1.A1" office:value-type="string">
            <text:p text:style-name="P7"><text:span text:style-name="T7">Preferred Technology </text:span></text:p>
          </table:table-cell>
          <table:table-cell table:style-name="Table1.A1" office:value-type="string">
            <text:p text:style-name="P7"><text:span text:style-name="T7">Data Format</text:span></text:p>
          </table:table-cell>
          <table:table-cell table:style-name="Table1.A1" office:value-type="string">
            <text:p text:style-name="P7"><text:span text:style-name="T7">Potential Examples</text:span></text:p>
          </table:table-cell>
        </table:table-row>
        <table:table-row table:style-name="Table1.1">
          <table:table-cell table:style-name="Table1.A2" office:value-type="string">
            <text:p text:style-name="P7"><text:span text:style-name="T8">1</text:span></text:p>
          </table:table-cell>
          <table:table-cell table:style-name="Table1.B2" office:value-type="string">
            <text:p text:style-name="P7"><text:span text:style-name="T8">Public bulk data file</text:span></text:p>
          </table:table-cell>
          <table:table-cell table:style-name="Table1.C2" office:value-type="string">
            <text:p text:style-name="P7"><text:span text:style-name="T8">Offline, public</text:span></text:p>
          </table:table-cell>
          <table:table-cell table:style-name="Table1.D2" office:value-type="string">
            <text:p text:style-name="P7"><text:span text:style-name="T8">Upload to </text:span><text:span text:style-name="T15">data.gov.au</text:span></text:p>
          </table:table-cell>
          <table:table-cell table:style-name="Table1.E2" office:value-type="string">
            <text:p text:style-name="P7"><text:span text:style-name="T8">CSV, XML, or JSON</text:span></text:p>
          </table:table-cell>
          <table:table-cell table:style-name="Table1.F2" office:value-type="string">
            <text:p text:style-name="P7"><text:span text:style-name="T8">Bulk ASIC register, 2015 budget data.</text:span></text:p>
          </table:table-cell>
        </table:table-row>
        <table:table-row table:style-name="Table1.1">
          <table:table-cell table:style-name="Table1.A3" office:value-type="string">
            <text:p text:style-name="P7"><text:span text:style-name="T8">2</text:span></text:p>
          </table:table-cell>
          <table:table-cell table:style-name="Table1.B3" office:value-type="string">
            <text:p text:style-name="P7"><text:span text:style-name="T8">Content </text:span><text:soft-page-break/><text:span text:style-name="T8">syndication</text:span></text:p>
          </table:table-cell>
          <table:table-cell table:style-name="Table1.C3" office:value-type="string">
            <text:p text:style-name="P7"><text:span text:style-name="T8">Online, </text:span><text:soft-page-break/><text:span text:style-name="T8">public</text:span></text:p>
          </table:table-cell>
          <table:table-cell table:style-name="Table1.D3" office:value-type="string">
            <text:p text:style-name="P7"><text:span text:style-name="T15">ATOM</text:span></text:p>
          </table:table-cell>
          <table:table-cell table:style-name="Table1.E3" office:value-type="string">
            <text:p text:style-name="P7"><text:span text:style-name="T8">XML</text:span></text:p>
          </table:table-cell>
          <table:table-cell table:style-name="Table1.F3" office:value-type="string">
            <text:p text:style-name="P7"><text:span text:style-name="T8">ABC radio </text:span><text:soft-page-break/><text:span text:style-name="T8">programs</text:span></text:p>
          </table:table-cell>
        </table:table-row>
        <table:table-row table:style-name="Table1.1">
          <table:table-cell table:style-name="Table1.A4" office:value-type="string">
            <text:p text:style-name="P7"><text:span text:style-name="T8">3</text:span></text:p>
          </table:table-cell>
          <table:table-cell table:style-name="Table1.B4" office:value-type="string">
            <text:p text:style-name="P7"><text:span text:style-name="T8">Public data service</text:span></text:p>
          </table:table-cell>
          <table:table-cell table:style-name="Table1.C4" office:value-type="string">
            <text:p text:style-name="P7"><text:span text:style-name="T8">Synchronous, public</text:span></text:p>
          </table:table-cell>
          <table:table-cell table:style-name="Table1.D4" office:value-type="string">
            <text:p text:style-name="P7"><text:span text:style-name="T15">REST </text:span></text:p>
            <text:p text:style-name="P8"/>
          </table:table-cell>
          <table:table-cell table:style-name="Table1.E4" office:value-type="string">
            <text:p text:style-name="P7"><text:span text:style-name="T8">JSON and XML</text:span></text:p>
          </table:table-cell>
          <table:table-cell table:style-name="Table1.F4" office:value-type="string">
            <text:p text:style-name="P7"><text:span text:style-name="T8">ABR query service</text:span></text:p>
          </table:table-cell>
        </table:table-row>
        <table:table-row table:style-name="Table1.1">
          <table:table-cell table:style-name="Table1.A5" office:value-type="string">
            <text:p text:style-name="P7"><text:span text:style-name="T8">4</text:span></text:p>
          </table:table-cell>
          <table:table-cell table:style-name="Table1.B5" office:value-type="string">
            <text:p text:style-name="P7"><text:span text:style-name="T8">Private query or transactional service</text:span></text:p>
          </table:table-cell>
          <table:table-cell table:style-name="Table1.C5" office:value-type="string">
            <text:p text:style-name="P7"><text:span text:style-name="T8">Synchronous , authenticated</text:span></text:p>
          </table:table-cell>
          <table:table-cell table:style-name="Table1.D5" office:value-type="string">
            <text:p text:style-name="P7"><text:span text:style-name="T15">REST</text:span><text:span text:style-name="T8"> with </text:span><text:span text:style-name="T15">OpenID Connect</text:span></text:p>
            <text:p text:style-name="P8"/>
          </table:table-cell>
          <table:table-cell table:style-name="Table1.E5" office:value-type="string">
            <text:p text:style-name="P7"><text:span text:style-name="T8">JSON and XML</text:span></text:p>
          </table:table-cell>
          <table:table-cell table:style-name="Table1.F5" office:value-type="string">
            <text:p text:style-name="P7"><text:span text:style-name="T8">Grant application &amp; acquittal reporting</text:span></text:p>
          </table:table-cell>
        </table:table-row>
        <table:table-row table:style-name="Table1.1">
          <table:table-cell table:style-name="Table1.A6" office:value-type="string">
            <text:p text:style-name="P7"><text:span text:style-name="T8">5</text:span></text:p>
          </table:table-cell>
          <table:table-cell table:style-name="Table1.B6" office:value-type="string">
            <text:p text:style-name="P7"><text:span text:style-name="T8">Peer-to-peer message exchange</text:span></text:p>
          </table:table-cell>
          <table:table-cell table:style-name="Table1.C6" office:value-type="string">
            <text:p text:style-name="P7"><text:span text:style-name="T8">Asynchronous, routable, secure, reliable</text:span></text:p>
          </table:table-cell>
          <table:table-cell table:style-name="Table1.D6" office:value-type="string">
            <text:p text:style-name="P7"><text:span text:style-name="T15">ebMS3/AS4</text:span><text:span text:style-name="T8"> with</text:span></text:p>
            <text:p text:style-name="P7"><text:span text:style-name="T15">SAML2.0</text:span></text:p>
          </table:table-cell>
          <table:table-cell table:style-name="Table1.E6" office:value-type="string">
            <text:p text:style-name="P7"><text:span text:style-name="T8">XML</text:span></text:p>
          </table:table-cell>
          <table:table-cell table:style-name="Table1.F6" office:value-type="string">
            <text:p text:style-name="P7"><text:span text:style-name="T8">SuperStream Rollover, </text:span></text:p>
            <text:p text:style-name="P7"><text:span text:style-name="T8">UBL e-Invoice</text:span></text:p>
          </table:table-cell>
        </table:table-row>
      </table:table>
      <text:p text:style-name="P5"/>
      <text:p text:style-name="P4"><text:span text:style-name="T8">It is expected that the vast majority of government API services will be type 3 or 4. <text:s/>Therefore we provide further detailed information on REST/JSON APIs in </text:span><text:span text:style-name="T15">Building and publishing APIs</text:span><text:span text:style-name="T16"> </text:span><text:span text:style-name="T8">and further detailed information on OpenID Connect in </text:span><text:span text:style-name="T15">Securing APIs.</text:span></text:p>
      <text:p text:style-name="P4"><text:span text:style-name="T7">Conformance criteria:</text:span><text:span text:style-name="T8"> All new or refreshed API development must conform to the standards in this guide.</text:span></text:p>
      <text:h text:style-name="Heading_20_3" text:outline-level="3">Use specialised technologies only in special circumstances</text:h>
      <text:p text:style-name="P4">There are some cases where a specialised technology is the right choice because it solves a specific problem that would otherwise be very complex and/or there is no other reasonable technical option. In such cases, the agency may choose to apply the specialised technology but <text:span text:style-name="T6">must</text:span> only use that technology for the specific problem it’s designed to solve. </text:p>
      <text:p text:style-name="P4">For example, ebMS3 / AS4 is an advanced messaging technology that is built upon XML/SOAP. It is designed for the specific problem of peer-to-peer messaging. Unlike the ‘client-server’ model where an agency provides an API service and many clients can consume the service, the peer-to-peer model has no sense of a service provider or consumer. Instead it is characterised as a community of members that need to exchange electronic documents with each other (such as, B2B e-invoicing).XBRL is a niche technology that is specifically designed for corporate regulatory financial reporting. It is a ‘fact distribution’ model where the provider of data can report any fact so long as it exists in a reference taxonomy (that is, a dictionary of terms). This offers a lot of flexibility for the provider of financial reports that essentially need to provide a machine-readable version of their corporate annual report. But it’s a poor fit for most service APIs that normally need to specify what data must be provided by the consumer.</text:p>
      <text:p text:style-name="P4">Although these niche technologies <text:span text:style-name="T6">can</text:span> be used outside their design scope, this does not mean that they <text:span text:style-name="T6">should</text:span>. The vast majority of government service APIs are a simple client-server model and overloading them with niche or complex technologies will cause unnecessary barriers to uptake.</text:p>
      <text:p text:style-name="P4"><text:span text:style-name="T6">Conformance criteria</text:span> : Any divergence from the standards specified in this guide must include a rationale.</text:p>
      <text:h text:style-name="Heading_20_3" text:outline-level="3">Follow consistent information standards</text:h>
      <text:p text:style-name="P4">Consistent use of information standards and naming conventions makes your APIs much more usable and interoperable.</text:p>
      <text:p text:style-name="P4"><text:soft-page-break/>In some cases, the complete information structure is externally imposed because you are participating in an information sharing community that has already defined data standards. For example:</text:p>
      <text:list xml:id="list3953505096913651802" text:style-name="WWNum33">
        <text:list-item>
          <text:p text:style-name="P18">An agency as an employer must send superannuation member contributions as defined by the SuperStream specification.</text:p>
        </text:list-item>
        <text:list-item>
          <text:p text:style-name="P18">An agency as a buyer may support electronic invoicing using a standard such as the UN/CEFACT cross industry invoice.</text:p>
        </text:list-item>
      </text:list>
      <text:p text:style-name="P4">But in most cases the API will be implementing an agency specific service so there won’t be any externally imposed standard that completely describes the service. In these cases, agencies should still make every effort to construct their service using industry standard information components. <text:s/>For example:</text:p>
      <text:list xml:id="list4641372118336425692" text:style-name="WWNum34">
        <text:list-item>
          <text:p text:style-name="P19">iCalendar for events </text:p>
        </text:list-item>
        <text:list-item>
          <text:p text:style-name="P19">vCard (or jCard) for name &amp; address</text:p>
        </text:list-item>
        <text:list-item>
          <text:p text:style-name="P19">KML geospatial data</text:p>
        </text:list-item>
        <text:list-item>
          <text:p text:style-name="P19">Microformats when embedding structured data in HTML. </text:p>
        </text:list-item>
      </text:list>
      <text:p text:style-name="P4">Some useful resources for standard terms and codes that can be used to construct more understandable and interoperable APIs are:</text:p>
      <text:list xml:id="list3237797671827530751" text:style-name="WWNum36">
        <text:list-item>
          <text:p text:style-name="P20"><text:span text:style-name="T9">Australian Reporting Dictionary </text:span><text:a xlink:type="simple" xlink:href="http://www.dictionary.sbr.gov.au">www.dictionary.sbr.gov.au</text:a> </text:p>
        </text:list-item>
      </text:list>
      <text:list xml:id="list3242414863176289669" text:style-name="WWNum35">
        <text:list-item>
          <text:p text:style-name="P21">US government <text:span text:style-name="T9">National Information Exchange Model</text:span> <text:a xlink:type="simple" xlink:href="http://www.niem.gov/technical/Pages/current-release.aspx">www.niem.gov/technical/Pages/current-release.aspx</text:a> </text:p>
        </text:list-item>
      </text:list>
      <text:p text:style-name="P4"><text:span text:style-name="T6">Conformance criteria</text:span> : Where an established and widely used information standard exists then it should be used.</text:p>
      <text:h text:style-name="Heading_20_3" text:outline-level="3">Provide useful error messages</text:h>
      <text:p text:style-name="P4">Graceful handling of failure conditions is an essential part of delivering a high quality API. Error messages should:</text:p>
      <text:list xml:id="list163203322393723" text:continue-numbering="true" text:style-name="WWNum35">
        <text:list-item>
          <text:p text:style-name="P21">Conform to the standards relevant for the technology in use. </text:p>
        </text:list-item>
        <text:list-item>
          <text:p text:style-name="P21">Provide a human-readable error message that is designed to be read and understood by the user.</text:p>
        </text:list-item>
        <text:list-item>
          <text:p text:style-name="P21">Include a technical diagnostic message that contains technical details for use by the application that is consuming the API.</text:p>
        </text:list-item>
      </text:list>
      <text:p text:style-name="P4">Further information on error messaging for REST APIs is provided in the <text:span text:style-name="T14">Build and publish APIs</text:span> guidance.</text:p>
      <text:p text:style-name="P4"><text:span text:style-name="T6">Conformance criteria</text:span> : No unexpected behaviour from any API in production release</text:p>
      <text:h text:style-name="Heading_20_3" text:outline-level="3">Provide appropriate stability and availability</text:h>
      <text:p text:style-name="P4">When a third-party software application integrates a government API, then it may become dependent on the continued availability of that API for the software to function correctly. The software package must also depend on the stability of the API so that changes can be planned to fit within a normal software product release cycle. These requirements impose the following service management principles on agency APIs:</text:p>
      <text:list xml:id="list4110894140881855757" text:style-name="WWNum15">
        <text:list-item>
          <text:p text:style-name="P22">The availability of the API must be no less than that availability of the equivalent agency online service or website.</text:p>
        </text:list-item>
        <text:list-item>
          <text:p text:style-name="P22"><text:soft-page-break/>Where government APIs are essential components of national processes, then they must be designed and operated for continuous availability. Examples are ABN and TFN verification service APIs.</text:p>
        </text:list-item>
        <text:list-item>
          <text:p text:style-name="P22">Changes to APIs must always be deployed as fully backwards compatible upgrades. <text:s/>If they are not backwards compatible, the old API version must be maintained alongside the new version for an appropriate period to allow all consumers to transition.</text:p>
        </text:list-item>
        <text:list-item>
          <text:p text:style-name="P22">Alpha or Beta versions of APIs may have lower availability and stability but the service level should still be clearly specified.</text:p>
        </text:list-item>
      </text:list>
      <text:p text:style-name="P9">Further information on this topic is provided in the <text:span text:style-name="T18">Operate &amp; Improve APIs</text:span><text:span text:style-name="T17"> </text:span>guidance.</text:p>
      <text:p text:style-name="P4"/>
      <text:p text:style-name="P4"><text:span text:style-name="T6">Conformance criteria</text:span> : <text:s/>All APIs must have a published SLA and should behave accordingly.</text:p>
      <text:h text:style-name="Heading_20_3" text:outline-level="3">Provide appropriate security and privacy</text:h>
      <text:p text:style-name="P4">The level of protection required for a specific API depends on a risk assessment of the consequences of an information leak. <text:s/>Agencies must match each API to the relevant assurance level and then apply the controls recommended for that level. </text:p>
      <text:p text:style-name="P4">Table 2: API assurance level implementation guidanc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xt:span text:style-name="T6">Assurance Level</text:span></text:p>
          </table:table-cell>
          <table:table-cell table:style-name="Table2.A1" office:value-type="string">
            <text:p text:style-name="P10"><text:span text:style-name="T6">Identity Confidence</text:span></text:p>
          </table:table-cell>
          <table:table-cell table:style-name="Table2.A1" office:value-type="string">
            <text:p text:style-name="P10"><text:span text:style-name="T6">Example information set</text:span></text:p>
          </table:table-cell>
          <table:table-cell table:style-name="Table2.A1" office:value-type="string">
            <text:p text:style-name="P10"><text:span text:style-name="T6">Recommended controls</text:span></text:p>
          </table:table-cell>
        </table:table-row>
        <table:table-row table:style-name="Table2.1">
          <table:table-cell table:style-name="Table2.A2" office:value-type="string">
            <text:p text:style-name="P10">0</text:p>
          </table:table-cell>
          <table:table-cell table:style-name="Table2.B2" office:value-type="string">
            <text:p text:style-name="P7">None</text:p>
          </table:table-cell>
          <table:table-cell table:style-name="Table2.C2" office:value-type="string">
            <text:p text:style-name="P7">Open data – for example, all data sets on data.gov.au</text:p>
          </table:table-cell>
          <table:table-cell table:style-name="Table2.D2" office:value-type="string">
            <text:p text:style-name="P7">None</text:p>
          </table:table-cell>
        </table:table-row>
        <table:table-row table:style-name="Table2.1">
          <table:table-cell table:style-name="Table2.A3" office:value-type="string">
            <text:p text:style-name="P10">1</text:p>
          </table:table-cell>
          <table:table-cell table:style-name="Table2.B3" office:value-type="string">
            <text:p text:style-name="P7">Minimal</text:p>
          </table:table-cell>
          <table:table-cell table:style-name="Table2.C3" office:value-type="string">
            <text:p text:style-name="P7">Public Data validation services – for example, ABN Lookup</text:p>
          </table:table-cell>
          <table:table-cell table:style-name="Table2.D3" office:value-type="string">
            <text:p text:style-name="P7">Authentication GUID issued to any self-registered entity</text:p>
          </table:table-cell>
        </table:table-row>
        <table:table-row table:style-name="Table2.1">
          <table:table-cell table:style-name="Table2.A4" office:value-type="string">
            <text:p text:style-name="P10">2</text:p>
          </table:table-cell>
          <table:table-cell table:style-name="Table2.B4" office:value-type="string">
            <text:p text:style-name="P7">Low</text:p>
          </table:table-cell>
          <table:table-cell table:style-name="Table2.C4" office:value-type="string">
            <text:p text:style-name="P7">Parking permit application, tax return, balance enquiry, private data validation (for example, TFN validation)</text:p>
          </table:table-cell>
          <table:table-cell table:style-name="Table2.D4" office:value-type="string">
            <text:p text:style-name="P7">OpenID Connect to accredited identity provider with <text:span text:style-name="T6">single factor</text:span> authentication and level 2 identity confidence (for example, online registration process with shared secret) </text:p>
          </table:table-cell>
        </table:table-row>
        <table:table-row table:style-name="Table2.1">
          <table:table-cell table:style-name="Table2.A5" office:value-type="string">
            <text:p text:style-name="P10">3</text:p>
          </table:table-cell>
          <table:table-cell table:style-name="Table2.B5" office:value-type="string">
            <text:p text:style-name="P7">Moderate</text:p>
          </table:table-cell>
          <table:table-cell table:style-name="Table2.C5" office:value-type="string">
            <text:p text:style-name="P7">Create or update bank details (for payments &amp; refunds), personal medical records</text:p>
          </table:table-cell>
          <table:table-cell table:style-name="Table2.D5" office:value-type="string">
            <text:p text:style-name="P7">OpenID Connect to accredited identity provider with <text:span text:style-name="T6">multi-factor</text:span> authentication and level 3 identity confidence – for example, face-to-face registration with 100 point Document Verification Service (DVS) verified Proof of Identity (POI)</text:p>
          </table:table-cell>
        </table:table-row>
        <table:table-row table:style-name="Table2.1">
          <table:table-cell table:style-name="Table2.A6" office:value-type="string">
            <text:p text:style-name="P10">4</text:p>
          </table:table-cell>
          <table:table-cell table:style-name="Table2.B6" office:value-type="string">
            <text:p text:style-name="P7">High</text:p>
          </table:table-cell>
          <table:table-cell table:style-name="Table2.C6" office:value-type="string">
            <text:p text:style-name="P7">Not applicable to public API services</text:p>
          </table:table-cell>
          <table:table-cell table:style-name="Table2.D6" office:value-type="string">
            <text:p text:style-name="P7">Physical identity verification including biometrics</text:p>
          </table:table-cell>
        </table:table-row>
      </table:table>
      <text:p text:style-name="P4"/>
      <text:p text:style-name="P4"><text:soft-page-break/>It is very important to apply the right assurance level to each granular API operation. <text:s/>Failure to do so can seriously impact user experience or service risk.</text:p>
      <text:p text:style-name="P4">Guidance on the best practice usage of the OpenID Connect protocol for securing government API services that require NEAF assurance level 2 or 3 is provided in the <text:span text:style-name="T14">Securing APIs </text:span>guide.<text:span text:style-name="T19"> </text:span></text:p>
      <text:p text:style-name="P4">For peer-to-peer messaging using standards such as ebMS3/AS4, the same assurance level is achieved but with different protocols (WS-Security and SAML2.0). <text:s/></text:p>
      <text:p text:style-name="P4"><text:span text:style-name="T6">Conformance criteria:</text:span> All APIs must specify their assurance level and must apply the relevant controls.</text:p>
      <text:h text:style-name="Heading_20_3" text:outline-level="3">Ensure APIs are discoverable and documented</text:h>
      <text:p text:style-name="P4">For APIs to be used, they must be discoverable and documented. <text:s/>The single most important quality of APIs requested by developers is that they are well documented. Agencies must:</text:p>
      <text:list xml:id="list3821832937827408031" text:style-name="WWNum16">
        <text:list-item>
          <text:p text:style-name="P23">List their APIs on the DTO service registry. Detailed information on how to do this is provided on the <text:span text:style-name="T14">Building and using APIs</text:span> guidance.</text:p>
        </text:list-item>
        <text:list-item>
          <text:p text:style-name="P23">Document all their APIs and provide a link to the documentation in the DTO service registry. <text:s/></text:p>
        </text:list-item>
        <text:list-item>
          <text:p text:style-name="P23">Provide feedback and support channels for API users.</text:p>
        </text:list-item>
      </text:list>
      <text:p text:style-name="P4">The best practice for documentation of APIs is to generate the documentation from the API itself so that there is always a precise alignment between the API and it’s documentation. <text:s/>Open source tools such as <text:a xlink:type="simple" xlink:href="http://swagger.io/">http://swagger.io/</text:a> provide simple means to document APIs.</text:p>
      <text:p text:style-name="P4"><text:span text:style-name="T6">Conformance criteria:</text:span> All APIs are published, documented, and supported.</text:p>
      <text:h text:style-name="Heading_20_3" text:outline-level="3">Consume your API for your online services</text:h>
      <text:p text:style-name="P4">Agencies that publish APIs must use their own APIs for the providing the equivalent online service. By consuming your own API you will ensure that your API (wholesale) service:</text:p>
      <text:list xml:id="list2624758822707701265" text:style-name="WWNum17">
        <text:list-item>
          <text:p text:style-name="P24">remains aligned with your online (retail) service</text:p>
        </text:list-item>
        <text:list-item>
          <text:p text:style-name="P24">maintains at least the same availability level as your online (retail) service.</text:p>
        </text:list-item>
      </text:list>
      <text:p text:style-name="P4">For example, an agency has an online web form for a grant application. The web form is completed by a grant applicant and the ‘submit’ action sends the form data to the grant application API. <text:s/></text:p>
      <text:p text:style-name="P4">Another applicant has chosen to use the services of an intermediary that specialises in grant applications. The intermediary has their own application for grants management and so the application is lodged directly to the agency API, bypassing the online form.</text:p>
      <text:p text:style-name="P4">In both these cases, the agency back-end grants assessment system receives the data from the same API interface. If the agency wants to change the online form, they must also change the API – and so both remain aligned.</text:p>
      <text:p text:style-name="P4"><text:span text:style-name="T6">Conformance criteria:</text:span> All retail user interfaces must consume the corresponding wholesale API.</text:p>
      <text:h text:style-name="P1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1.5pt" fo:font-weight="bold" style:font-size-asian="11.5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548dd4" style:font-name="Cambria" fo:font-family="Cambria" style:font-family-generic="roman" style:font-pitch="variable" fo:font-style="italic" fo:font-weight="bold" style:font-style-asian="italic" style:font-weight-asian="bold"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line-height="100%" fo:keep-together="always" fo:keep-with-next="always"/>
      <style:text-properties fo:color="#243f60" style:font-name="Cambria" fo:font-family="Cambria" style:font-family-generic="roman" style:font-pitch="variable" fo:font-weight="bold" style:language-asian="ja" style:country-asian="JP" style:font-weight-asian="bold" style:font-name-complex="F" style:font-family-generic-complex="system" style:font-pitch-complex="variable" style:font-size-complex="12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List_20_Number" style:display-name="List Number" style:family="paragraph" style:parent-style-name="Standard" style:default-outline-level="" style:list-style-name="WWNum2">
      <style:paragraph-properties fo:margin-left="0.63cm" fo:margin-right="0cm" fo:margin-top="0.176cm" fo:margin-bottom="0.353cm" style:contextual-spacing="true" fo:text-indent="-0.63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family="Consolas" style:font-family-generic="roman" style:font-pitch="variable" fo:font-size="9pt" style:font-name-asian="Times New Roman1" style:font-family-asian="'Times New Roman'" style:font-family-generic-asian="system" style:font-pitch-asian="variable" style:font-size-asian="9pt" style:language-asian="en" style:country-asian="AU" style:font-name-complex="Consolas1" style:font-family-complex="Consolas"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Heading_20_4_20_Char" style:display-name="Heading 4 Char" style:family="text" style:parent-style-name="Default_20_Paragraph_20_Font">
      <style:text-properties fo:color="#4f81bd" style:font-name="Cambria" fo:font-family="Cambria" style:font-family-generic="roman" style:font-pitch="variable" fo:font-weight="bold"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548dd4" style:font-name="Cambria" fo:font-family="Cambria" style:font-family-generic="roman" style:font-pitch="variable" fo:font-style="italic" fo:font-weight="bold" style:font-style-asian="italic" style:font-weight-asian="bold"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weight="bold" style:language-asian="ja" style:country-asian="JP" style:font-weight-asian="bold" style:font-name-complex="F" style:font-family-generic-complex="system" style:font-pitch-complex="variable" style:font-size-complex="12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1.5pt" fo:font-weight="bold" style:font-size-asian="11.5pt" style:font-weight-asian="bold" style:font-name-complex="F" style:font-family-generic-complex="system" style:font-pitch-complex="variable"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9pt" style:font-name-asian="Times New Roman1" style:font-family-asian="'Times New Roman'" style:font-family-generic-asian="system" style:font-pitch-asian="variable" style:font-size-asian="9pt" style:font-name-complex="Consolas1" style:font-family-complex="Consolas"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9pt" style:font-name-asian="Times New Roman1" style:font-family-asian="'Times New Roman'" style:font-family-generic-asian="system" style:font-pitch-asian="variable" style:font-size-asian="9pt" style:language-asian="en" style:country-asian="AU" style:font-name-complex="Consolas1" style:font-family-complex="Consolas"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0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6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5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7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3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padding-left="0cm" fo:padding-right="0cm" fo:padding-top="0cm" fo:padding-bottom="0.035cm" fo:border-left="none" fo:border-right="none" fo:border-top="none" fo:border-bottom="0.51pt solid #00000a"/>
    </style:style>
    <style:style style:name="MT1" style:family="text">
      <style:text-properties fo:font-style="italic" style:font-style-asian="italic"/>
    </style:style>
    <style:style style:name="MT2" style:family="text">
      <style:text-properties fo:font-style="italic" style:font-style-asian="italic" fo:padding="0cm" fo:border="0.51pt solid #00000a"/>
    </style:style>
    <style:style style:name="MT3" style:family="text">
      <style:text-properties fo:padding="0cm" fo:border="0.51pt solid #00000a"/>
    </style:style>
    <style:page-layout style:name="Mpm1">
      <style:page-layout-properties fo:page-width="21.001cm" fo:page-height="29.7cm" style:num-format="1" style:print-orientation="portrait" fo:margin-top="0.751cm" fo:margin-bottom="0.684cm" fo:margin-left="2.54cm" fo:margin-right="2.54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48cm" fo:margin-left="0cm" fo:margin-right="0cm" fo:margin-bottom="0.379cm" style:dynamic-spacing="true"/>
      </style:header-style>
      <style:footer-style>
        <style:header-footer-properties fo:min-height="1.318cm" fo:margin-left="0cm" fo:margin-right="0cm" fo:margin-top="1.219cm" style:dynamic-spacing="true"/>
      </style:footer-style>
    </style:page-layout>
  </office:automatic-styles>
  <office:master-styles>
    <style:master-page style:name="Standard" style:page-layout-name="Mpm1">
      <style:header>
        <text:p text:style-name="MP1"/>
        <text:p text:style-name="MP2"><text:span text:style-name="MT1">Title: </text:span>Designing APIs<text:tab/><text:tab/><text:span text:style-name="MT1">Page</text:span> <text:page-number text:select-page="current">8</text:page-number>/<text:page-count>8</text:page-count></text:p>
      </style:header>
      <style:footer>
        <text:p text:style-name="Header"><text:span text:style-name="MT2">Saved by:</text:span><text:span text:style-name="MT3"> </text:span><text:span text:style-name="MT3"><text:creator/></text:span><text:span text:style-name="MT3"> <text:s/></text:span><text:span text:style-name="MT2">To:</text:span><text:span text:style-name="MT3"> </text:span><text:span text:style-name="MT3"><text:file-name text:display="name">Design-APIs-v0.4</text:file-name></text:span><text:span text:style-name="MT3"> <text:s text:c="2"/></text:span><text:span text:style-name="MT2">On:</text:span><text:span text:style-name="MT3"> 16/07/2015 2:13 P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7-21T00:07:00</meta:creation-date>
    <dc:date>2015-07-21T03:58:00</dc:date>
    <meta:editing-duration>P0D</meta:editing-duration>
    <meta:generator>LibreOffice/4.2.8.2$Linux_X86_64 LibreOffice_project/420m0$Build-2</meta:generator>
    <meta:document-statistic meta:table-count="2" meta:image-count="0" meta:object-count="0" meta:page-count="8" meta:paragraph-count="176" meta:word-count="2578" meta:character-count="16441" meta:non-whitespace-character-count="140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